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3</meta:editing-cycles>
    <meta:print-date>2011-02-05T01:56:00</meta:print-date>
    <meta:creation-date>2010-07-31T21:07:00</meta:creation-date>
    <dc:date>2020-02-14T12:28:00</dc:date>
    <meta:editing-duration>P31DT3H32M24S</meta:editing-duration>
    <meta:generator>OpenOffice/4.1.7$Unix OpenOffice.org_project/417m1$Build-9800</meta:generator>
    <meta:document-statistic meta:table-count="151" meta:image-count="0" meta:object-count="0" meta:page-count="71" meta:paragraph-count="1684" meta:word-count="12174" meta:character-count="826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